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5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1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6,f3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5,f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j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1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6,f3,f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5,f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a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6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j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8:37:10.85953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5:46.776173786</meta:creation-date>
    <dc:date>2019-02-26T08:46:59.379490822</dc:date>
    <meta:editing-duration>PT48M21S</meta:editing-duration>
    <meta:editing-cycles>11</meta:editing-cycles>
    <meta:generator>LibreOffice/6.0.7.3$Linux_X86_64 LibreOffice_project/00m0$Build-3</meta:generator>
    <meta:document-statistic meta:table-count="1" meta:cell-count="165" meta:object-count="0"/>
  </office:meta>
</office:document-meta>
</file>